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0.3111in"/>
    </style:style>
    <style:style style:name="Table1.B" style:family="table-column">
      <style:table-column-properties style:column-width="2.2486in"/>
    </style:style>
    <style:style style:name="Table1.D" style:family="table-column">
      <style:table-column-properties style:column-width="2.1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2.7458in"/>
    </style:style>
    <style:style style:name="Table2.B" style:family="table-column">
      <style:table-column-properties style:column-width="2.0653in"/>
    </style:style>
    <style:style style:name="Table2.C" style:family="table-column">
      <style:table-column-properties style:column-width="2.113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3.5014in"/>
    </style:style>
    <style:style style:name="Table3.B" style:family="table-column">
      <style:table-column-properties style:column-width="0.6833in"/>
    </style:style>
    <style:style style:name="Table3.C" style:family="table-column">
      <style:table-column-properties style:column-width="0.9382in"/>
    </style:style>
    <style:style style:name="Table3.D" style:family="table-column">
      <style:table-column-properties style:column-width="1.801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0.9972in"/>
    </style:style>
    <style:style style:name="Table4.B" style:family="table-column">
      <style:table-column-properties style:column-width="5.927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0.9972in"/>
    </style:style>
    <style:style style:name="Table5.B" style:family="table-column">
      <style:table-column-properties style:column-width="5.927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0.9972in"/>
    </style:style>
    <style:style style:name="Table6.B" style:family="table-column">
      <style:table-column-properties style:column-width="5.927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7" style:family="table">
      <style:table-properties style:width="6.925in" fo:margin-left="-0.0007in" fo:margin-top="0in" fo:margin-bottom="0in" table:align="left" style:writing-mode="lr-tb"/>
    </style:style>
    <style:style style:name="Table7.A" style:family="table-column">
      <style:table-column-properties style:column-width="0.9972in"/>
    </style:style>
    <style:style style:name="Table7.B" style:family="table-column">
      <style:table-column-properties style:column-width="5.927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6.925in" fo:margin-left="-0.0007in" fo:margin-top="0in" fo:margin-bottom="0in" table:align="left" style:writing-mode="lr-tb"/>
    </style:style>
    <style:style style:name="Table8.A" style:family="table-column">
      <style:table-column-properties style:column-width="0.9972in"/>
    </style:style>
    <style:style style:name="Table8.B" style:family="table-column">
      <style:table-column-properties style:column-width="5.927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6.925in" fo:margin-left="-0.0007in" fo:margin-top="0in" fo:margin-bottom="0in" table:align="left" style:writing-mode="lr-tb"/>
    </style:style>
    <style:style style:name="Table9.A" style:family="table-column">
      <style:table-column-properties style:column-width="0.9972in"/>
    </style:style>
    <style:style style:name="Table9.B" style:family="table-column">
      <style:table-column-properties style:column-width="5.927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6.925in" fo:margin-left="-0.0007in" fo:margin-top="0in" fo:margin-bottom="0in" table:align="left" style:writing-mode="lr-tb"/>
    </style:style>
    <style:style style:name="Table10.A" style:family="table-column">
      <style:table-column-properties style:column-width="0.9972in"/>
    </style:style>
    <style:style style:name="Table10.B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6.925in" fo:margin-left="-0.0007in" fo:margin-top="0in" fo:margin-bottom="0in" table:align="left" style:writing-mode="lr-tb"/>
    </style:style>
    <style:style style:name="Table11.A" style:family="table-column">
      <style:table-column-properties style:column-width="0.9972in"/>
    </style:style>
    <style:style style:name="Table11.B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6.925in" fo:margin-left="-0.0007in" fo:margin-top="0in" fo:margin-bottom="0in" table:align="left" style:writing-mode="lr-tb"/>
    </style:style>
    <style:style style:name="Table12.A" style:family="table-column">
      <style:table-column-properties style:column-width="0.9972in"/>
    </style:style>
    <style:style style:name="Table12.B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6.925in" fo:margin-left="-0.0007in" fo:margin-top="0in" fo:margin-bottom="0in" table:align="left" style:writing-mode="lr-tb"/>
    </style:style>
    <style:style style:name="Table13.A" style:family="table-column">
      <style:table-column-properties style:column-width="0.9972in"/>
    </style:style>
    <style:style style:name="Table13.B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fo:font-size="11pt" officeooo:paragraph-rsid="0004a449" style:font-size-asian="11pt" style:font-size-complex="11pt"/>
    </style:style>
    <style:style style:name="P2" style:family="paragraph" style:parent-style-name="Standard">
      <style:text-properties fo:font-size="12pt" fo:font-style="italic" officeooo:paragraph-rsid="0004a449" style:font-size-asian="12pt" style:font-style-asian="italic" style:font-size-complex="12pt" style:font-style-complex="italic"/>
    </style:style>
    <style:style style:name="P3" style:family="paragraph" style:parent-style-name="Standard">
      <style:text-properties officeooo:paragraph-rsid="0004a449"/>
    </style:style>
    <style:style style:name="P4" style:family="paragraph" style:parent-style-name="Standard">
      <style:paragraph-properties fo:break-before="page"/>
      <style:text-properties officeooo:paragraph-rsid="0004a449"/>
    </style:style>
    <style:style style:name="P5" style:family="paragraph" style:parent-style-name="Standard" style:master-page-name="Standard">
      <style:paragraph-properties style:page-number="auto"/>
      <style:text-properties officeooo:paragraph-rsid="0004a449"/>
    </style:style>
    <style:style style:name="P6" style:family="paragraph" style:parent-style-name="Table_20_Contents">
      <style:paragraph-properties fo:text-align="center" style:justify-single-word="false"/>
      <style:text-properties officeooo:paragraph-rsid="0004a449"/>
    </style:style>
    <style:style style:name="P7" style:family="paragraph" style:parent-style-name="Table_20_Contents">
      <style:text-properties fo:font-style="italic" officeooo:paragraph-rsid="0004a449" style:font-style-asian="italic" style:font-style-complex="italic"/>
    </style:style>
    <style:style style:name="P8" style:family="paragraph" style:parent-style-name="Table_20_Contents">
      <style:text-properties officeooo:paragraph-rsid="0004a449"/>
    </style:style>
    <style:style style:name="P9" style:family="paragraph" style:parent-style-name="Table_20_Contents">
      <style:paragraph-properties fo:text-align="center" style:justify-single-word="false"/>
      <style:text-properties officeooo:rsid="0004a449" officeooo:paragraph-rsid="0004a44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text-line-through-style="none" style:text-line-through-type="none" style:rfc-language-tag="en-GB-oed" fo:language="en" fo:country="GB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9"><text:span text:style-name="T1">9</text:span></text:p>
          </table:table-cell>
          <table:table-cell table:style-name="Table1.A1" office:value-type="string">
            <text:p text:style-name="P8"><text:span text:style-name="T2">Relative Clauses</text:span></text:p>
          </table:table-cell>
          <table:table-cell table:style-name="Table1.A1" office:value-type="string">
            <text:p text:style-name="P8"><text:span text:style-name="T2">SIEG 11.1-11.2(pp. 183-187)</text:span></text:p>
          </table:table-cell>
          <table:table-cell table:style-name="Table1.D1" office:value-type="string">
            <text:p text:style-name="P8"><text:span text:style-name="T1">pg 193 exercises 1, 2</text:span></text:p>
          </table:table-cell>
        </table:table-row>
      </table:table>
      <text:p text:style-name="P3"/>
      <text:p text:style-name="P3">1. Underline the finite subordinate clauses in the following examples and say whether they are (a) relative clauses; (b) declarative content clauses; or (c) ambiguous between the two. Give evidence in support of your answers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finite subordinate clauses underlined</text:p>
          </table:table-cell>
          <table:table-cell table:style-name="Table2.A1" office:value-type="string">
            <text:p text:style-name="P6">relative clause?</text:p>
          </table:table-cell>
          <table:table-cell table:style-name="Table2.C1" office:value-type="string">
            <text:p text:style-name="P6">declarative content clause?</text:p>
          </table:table-cell>
        </table:table-row>
        <table:table-row table:style-name="Table2.1">
          <table:table-cell table:style-name="Table2.A1" office:value-type="string">
            <text:p text:style-name="P3">i She ridiculed the idea <text:span text:style-name="T7">that he had proposed</text:span>.</text:p>
          </table:table-cell>
          <table:table-cell table:style-name="Table2.A1" office:value-type="string">
            <text:p text:style-name="P8"><text:span text:style-name="T9">yes</text:span></text:p>
            <text:p text:style-name="P8">(<text:span text:style-name="T10">proposed: transitive verb)</text:span></text:p>
            <text:p text:style-name="P8"/>
            <text:p text:style-name="P8"/>
            <text:p text:style-name="P8">He proposed an idea.</text:p>
            <text:p text:style-name="P8">She ridiculed that idea.</text:p>
            <text:p text:style-name="P8"/>
            <text:p text:style-name="P8">*he had proposed __</text:p>
          </table:table-cell>
          <table:table-cell table:style-name="Table2.C1" office:value-type="string">
            <text:p text:style-name="P8"><text:span text:style-name="T9">yes</text:span></text:p>
            <text:p text:style-name="P8">(<text:span text:style-name="T10">proposed: intransitive verb</text:span></text:p>
            <text:p text:style-name="P8"><text:span text:style-name="T10">meaning: propose marriage)</text:span></text:p>
            <text:p text:style-name="P7"/>
            <text:p text:style-name="P8"><text:span text:style-name="T10">?He proposed.</text:span></text:p>
            <text:p text:style-name="P8"><text:span text:style-name="T10">?She ridiculed the idea.</text:span></text:p>
            <text:p text:style-name="P7"/>
            <text:p text:style-name="P8"><text:span text:style-name="T10">he had proposed.</text:span></text:p>
            <text:p text:style-name="P7"/>
          </table:table-cell>
        </table:table-row>
        <table:table-row table:style-name="Table2.1">
          <table:table-cell table:style-name="Table2.A1" office:value-type="string">
            <text:p text:style-name="P3">ii The fact <text:span text:style-name="T7">that it 's illegal</text:span> didn 't seem to bother them.</text:p>
          </table:table-cell>
          <table:table-cell table:style-name="Table2.A1" office:value-type="string">
            <text:p text:style-name="P8"><text:span text:style-name="T9">no</text:span></text:p>
            <text:p text:style-name="P8">??It is illegal.</text:p>
            <text:p text:style-name="P8">??That fact didn’t <text:s/>seem to bother them.</text:p>
            <text:p text:style-name="P8">(notice→ it <text:span text:style-name="T11">≠ that fact)</text:span></text:p>
            <text:p text:style-name="P8"/>
            <text:p text:style-name="P8">it’s illegal</text:p>
            <text:p text:style-name="P8"/>
          </table:table-cell>
          <table:table-cell table:style-name="Table2.C1" office:value-type="string">
            <text:p text:style-name="P8"><text:span text:style-name="T9">yes</text:span></text:p>
            <text:p text:style-name="P8">??It is illegal.</text:p>
            <text:p text:style-name="P8">??The fact didn’t <text:s/>seem to bother them.</text:p>
            <text:p text:style-name="P8"/>
            <text:p text:style-name="P8">it’s illegal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3">iii I've lost the map <text:span text:style-name="T7">that you lent me</text:span>.</text:p>
          </table:table-cell>
          <table:table-cell table:style-name="Table2.A1" office:value-type="string">
            <text:p text:style-name="P8"><text:span text:style-name="T9">yes</text:span></text:p>
            <text:p text:style-name="P8">you lent me the map.</text:p>
            <text:p text:style-name="P8">I lost that map.</text:p>
            <text:p text:style-name="P8"/>
            <text:p text:style-name="P8">*you lent me __</text:p>
          </table:table-cell>
          <table:table-cell table:style-name="Table2.C1" office:value-type="string">
            <text:p text:style-name="P8"><text:span text:style-name="T9">no</text:span></text:p>
            <text:p text:style-name="P8">you lent me the map.</text:p>
            <text:p text:style-name="P8">I lost that map.</text:p>
            <text:p text:style-name="P8"/>
            <text:p text:style-name="P8">*you lent me __</text:p>
          </table:table-cell>
        </table:table-row>
        <table:table-row table:style-name="Table2.1">
          <table:table-cell table:style-name="Table2.A1" office:value-type="string">
            <text:p text:style-name="P3">iv He was motivated by the conviction <text:span text:style-name="T7">that he had been seriously wronged</text:span>.</text:p>
          </table:table-cell>
          <table:table-cell table:style-name="Table2.A1" office:value-type="string">
            <text:p text:style-name="P8"><text:span text:style-name="T9">no</text:span></text:p>
            <text:p text:style-name="P8">?He had been seriously wronged.</text:p>
            <text:p text:style-name="P8">?He was motivated by that conviction</text:p>
            <text:p text:style-name="P8"/>
            <text:p text:style-name="P8">He had been seriously wronged</text:p>
          </table:table-cell>
          <table:table-cell table:style-name="Table2.C1" office:value-type="string">
            <text:p text:style-name="P8"><text:span text:style-name="T9">yes</text:span></text:p>
            <text:p text:style-name="P8">?He had been seriously wronged.</text:p>
            <text:p text:style-name="P8">?He was motivated by that conviction</text:p>
            <text:p text:style-name="P8"/>
            <text:p text:style-name="P8">He had been seriously wronged</text:p>
          </table:table-cell>
        </table:table-row>
        <table:table-row table:style-name="Table2.1">
          <table:table-cell table:style-name="Table2.A1" office:value-type="string">
            <text:p text:style-name="P3">v They are spreading a rumour <text:span text:style-name="T7">that is causing her great distress</text:span>.</text:p>
          </table:table-cell>
          <table:table-cell table:style-name="Table2.A1" office:value-type="string">
            <text:p text:style-name="P8"><text:span text:style-name="T9">yes</text:span></text:p>
            <text:p text:style-name="P8">They are spreading a rumour.</text:p>
            <text:p text:style-name="P8">That rumour is causing great distress.</text:p>
            <text:p text:style-name="P8"/>
            <text:p text:style-name="P8">* __ is causing great distress</text:p>
            <text:p text:style-name="P8"/>
          </table:table-cell>
          <table:table-cell table:style-name="Table2.C1" office:value-type="string">
            <text:p text:style-name="P8"><text:span text:style-name="T9">no</text:span></text:p>
            <text:p text:style-name="P8">They are spreading a rumour.</text:p>
            <text:p text:style-name="P8">That rumour is causing great distress.</text:p>
            <text:p text:style-name="P8"/>
            <text:p text:style-name="P8">* __ is causing great distress</text:p>
            <text:p text:style-name="P8"/>
          </table:table-cell>
        </table:table-row>
      </table:table>
      <text:p text:style-name="P3"/>
      <text:p text:style-name="P3"/>
      <text:p text:style-name="P3"><text:soft-page-break/></text:p>
      <text:p text:style-name="P3">2. All the following examples contain a finite subordinate clause: underline those that are relative, and for each of them identify the antecedent and the function of the (overt or covert) relativised element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relative?</text:p>
          </table:table-cell>
          <table:table-cell table:style-name="Table3.A1" office:value-type="string">
            <text:p text:style-name="P6">antecedent</text:p>
          </table:table-cell>
          <table:table-cell table:style-name="Table3.D1" office:value-type="string">
            <text:p text:style-name="P6">R / function</text:p>
          </table:table-cell>
        </table:table-row>
        <table:table-row table:style-name="Table3.1">
          <table:table-cell table:style-name="Table3.A1" office:value-type="string">
            <text:p text:style-name="P3">i. I wonder <text:span text:style-name="T7">who they have in mind for the job</text:span>.</text:p>
          </table:table-cell>
          <table:table-cell table:style-name="Table3.A1" office:value-type="string">
            <text:p text:style-name="P6"><text:span text:style-name="T9">no</text:span></text:p>
            <text:p text:style-name="P6"><text:span text:style-name="T9">(oicc)</text:span></text:p>
          </table:table-cell>
          <table:table-cell table:style-name="Table3.A1" office:value-type="string">
            <text:p text:style-name="P6">-----</text:p>
          </table:table-cell>
          <table:table-cell table:style-name="Table3.D1" office:value-type="string">
            <text:p text:style-name="P6">------</text:p>
          </table:table-cell>
        </table:table-row>
        <table:table-row table:style-name="Table3.1">
          <table:table-cell table:style-name="Table3.A1" office:value-type="string">
            <text:p text:style-name="P3">ii. I made a mistake <text:span text:style-name="T7">I 'll never forget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a mistake</text:p>
          </table:table-cell>
          <table:table-cell table:style-name="Table3.D1" office:value-type="string">
            <text:p text:style-name="P6">I’ll never forget <text:span text:style-name="T8">R</text:span></text:p>
            <text:p text:style-name="P6">complement of forget</text:p>
          </table:table-cell>
        </table:table-row>
        <table:table-row table:style-name="Table3.1">
          <table:table-cell table:style-name="Table3.A1" office:value-type="string">
            <text:p text:style-name="P3">iii. Go back the way <text:span text:style-name="T7">you came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) way</text:p>
          </table:table-cell>
          <table:table-cell table:style-name="Table3.D1" office:value-type="string">
            <text:p text:style-name="P6">you came <text:span text:style-name="T8">R</text:span></text:p>
            <text:p text:style-name="P6">complement of come</text:p>
          </table:table-cell>
        </table:table-row>
        <table:table-row table:style-name="Table3.1">
          <table:table-cell table:style-name="Table3.A1" office:value-type="string">
            <text:p text:style-name="P3">iv. The prize was awarded to the girl <text:span text:style-name="T7">who spoke first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) girl</text:p>
          </table:table-cell>
          <table:table-cell table:style-name="Table3.D1" office:value-type="string">
            <text:p text:style-name="P6">who</text:p>
            <text:p text:style-name="P6">subject of speak</text:p>
          </table:table-cell>
        </table:table-row>
        <table:table-row table:style-name="Table3.1">
          <table:table-cell table:style-name="Table3.A1" office:value-type="string">
            <text:p text:style-name="P3">v. He 's not the man <text:span text:style-name="T7">he used to be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/a) man</text:p>
          </table:table-cell>
          <table:table-cell table:style-name="Table3.D1" office:value-type="string">
            <text:p text:style-name="P6">he used to be <text:span text:style-name="T8">R</text:span></text:p>
            <text:p text:style-name="P6">predicative compl. of be</text:p>
          </table:table-cell>
        </table:table-row>
        <table:table-row table:style-name="Table3.1">
          <table:table-cell table:style-name="Table3.A1" office:value-type="string">
            <text:p text:style-name="P3">vi. It's the best movie <text:span text:style-name="T7">I 've seen all year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a) movie(s)</text:p>
          </table:table-cell>
          <table:table-cell table:style-name="Table3.D1" office:value-type="string">
            <text:p text:style-name="P6">I’ve seen <text:span text:style-name="T8">R</text:span> all year</text:p>
            <text:p text:style-name="P6">complement of see</text:p>
          </table:table-cell>
        </table:table-row>
        <table:table-row table:style-name="Table3.1">
          <table:table-cell table:style-name="Table3.A1" office:value-type="string">
            <text:p text:style-name="P3">vii. The fact <text:span text:style-name="T7">that they are cousins</text:span> is irrelevant.</text:p>
          </table:table-cell>
          <table:table-cell table:style-name="Table3.A1" office:value-type="string">
            <text:p text:style-name="P6"><text:span text:style-name="T9">no</text:span></text:p>
          </table:table-cell>
          <table:table-cell table:style-name="Table3.A1" office:value-type="string">
            <text:p text:style-name="P6">-----</text:p>
          </table:table-cell>
          <table:table-cell table:style-name="Table3.D1" office:value-type="string">
            <text:p text:style-name="P6">------</text:p>
          </table:table-cell>
        </table:table-row>
        <table:table-row table:style-name="Table3.1">
          <table:table-cell table:style-name="Table3.A1" office:value-type="string">
            <text:p text:style-name="P3">viii. She started a shelter for women <text:span text:style-name="T7">whose husbands beat them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women</text:p>
          </table:table-cell>
          <table:table-cell table:style-name="Table3.D1" office:value-type="string">
            <text:p text:style-name="P6">whose</text:p>
            <text:p text:style-name="P6">genitive determiner of husbands</text:p>
          </table:table-cell>
        </table:table-row>
        <table:table-row table:style-name="Table3.1">
          <table:table-cell table:style-name="Table3.A1" office:value-type="string">
            <text:p text:style-name="P3">ix. She goes to the same school <text:span text:style-name="T7">that her</text:span></text:p>
            <text:p text:style-name="P3"><text:span text:style-name="T7">mother went to</text:span>.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a) school</text:p>
          </table:table-cell>
          <table:table-cell table:style-name="Table3.D1" office:value-type="string">
            <text:p text:style-name="P6">that her mother went to <text:span text:style-name="T8">R</text:span></text:p>
            <text:p text:style-name="P6">complement of to</text:p>
          </table:table-cell>
        </table:table-row>
        <table:table-row table:style-name="Table3.1">
          <table:table-cell table:style-name="Table3.A1" office:value-type="string">
            <text:p text:style-name="P3">x. Which is the one <text:span text:style-name="T7">you said you liked best</text:span>?</text:p>
          </table:table-cell>
          <table:table-cell table:style-name="Table3.A1" office:value-type="string">
            <text:p text:style-name="P6"><text:span text:style-name="T9">yes</text:span></text:p>
          </table:table-cell>
          <table:table-cell table:style-name="Table3.A1" office:value-type="string">
            <text:p text:style-name="P6">(the) one</text:p>
          </table:table-cell>
          <table:table-cell table:style-name="Table3.D1" office:value-type="string">
            <text:p text:style-name="P6">you said you liked <text:span text:style-name="T8">R</text:span> best</text:p>
            <text:p text:style-name="P6">complement of liked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>5. Determine whether the underlined expressions below are :</text:p>
      <text:p text:style-name="P3">(a) fused relatives; </text:p>
      <text:p text:style-name="P3">(b) open interrogative content clauses; or </text:p>
      <text:p text:style-name="P3">(c) ambiguous between the two.</text:p>
      <text:p text:style-name="P3">Give evidence to support your answer.</text:p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i I don 't know who caused the accident. → <text:span text:style-name="T9">(c)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fused relative</text:p>
          </table:table-cell>
          <table:table-cell table:style-name="Table4.A1" office:value-type="string">
            <text:p text:style-name="P8">I don’t know the person X. The person X caused the accident. </text:p>
            <text:p text:style-name="P8">I don’t know the person who caused the accident </text:p>
            <text:p text:style-name="P8"/>
            <text:p text:style-name="P8">→ Notice: some people might not accept this interpretation. But I think in some contexts it is possible so I am leaving it here.</text:p>
          </table:table-cell>
        </table:table-row>
        <table:table-row table:style-name="Table4.1">
          <table:table-cell table:style-name="Table4.A1" office:value-type="string">
            <text:p text:style-name="P8">oicc</text:p>
          </table:table-cell>
          <table:table-cell table:style-name="Table4.A1" office:value-type="string">
            <text:p text:style-name="P8">I don’t know the answer to the question ‘who caused the accident’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ii You can do whatever you like. → <text:span text:style-name="T9">(b)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fused relative</text:p>
          </table:table-cell>
          <table:table-cell table:style-name="Table5.A1" office:value-type="string">
            <text:p text:style-name="P8">You can do that which you like.</text:p>
          </table:table-cell>
        </table:table-row>
        <table:table-row table:style-name="Table5.1">
          <table:table-cell table:style-name="Table5.A1" office:value-type="string">
            <text:p text:style-name="P8">oicc</text:p>
          </table:table-cell>
          <table:table-cell table:style-name="Table5.A1" office:value-type="string">
            <text:p text:style-name="P8">*You can do the answer to the question what ever do you like?</text:p>
          </table:table-cell>
        </table:table-row>
      </table:table>
      <text:p text:style-name="P3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">iii What she wrote is completely illegible. → <text:span text:style-name="T9">(c)</text:span>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fused relative</text:p>
          </table:table-cell>
          <table:table-cell table:style-name="Table6.A1" office:value-type="string">
            <text:p text:style-name="P8">She wrote essay X. Essay X is completely illegible.</text:p>
          </table:table-cell>
        </table:table-row>
        <table:table-row table:style-name="Table6.1">
          <table:table-cell table:style-name="Table6.A1" office:value-type="string">
            <text:p text:style-name="P8">oicc</text:p>
          </table:table-cell>
          <table:table-cell table:style-name="Table6.A1" office:value-type="string">
            <text:p text:style-name="P8">The answer to the question ‘what did she write’ is illegible.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">iv They've already spent what I gave them yesterday. → <text:span text:style-name="T9">(a)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fused relative</text:p>
          </table:table-cell>
          <table:table-cell table:style-name="Table7.A1" office:value-type="string">
            <text:p text:style-name="P8">They have already spent the thing X. I gave them the thing X yesterday.</text:p>
            <text:p text:style-name="P8">They have already spent the thing I gave them yesterday.</text:p>
          </table:table-cell>
        </table:table-row>
        <table:table-row table:style-name="Table7.1">
          <table:table-cell table:style-name="Table7.A1" office:value-type="string">
            <text:p text:style-name="P8">oicc</text:p>
          </table:table-cell>
          <table:table-cell table:style-name="Table7.A1" office:value-type="string">
            <text:p text:style-name="P8">*They have already spent the answer to the question ‘what did I give them yesterday?’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v I won 't be resigning, whatever the report says. → <text:span text:style-name="T9">(a)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fused relative</text:p>
          </table:table-cell>
          <table:table-cell table:style-name="Table8.A1" office:value-type="string">
            <text:p text:style-name="P8">I won’t be resigning, (no matter) the thing that the report says.</text:p>
          </table:table-cell>
        </table:table-row>
        <table:table-row table:style-name="Table8.1">
          <table:table-cell table:style-name="Table8.A1" office:value-type="string">
            <text:p text:style-name="P8">oicc</text:p>
          </table:table-cell>
          <table:table-cell table:style-name="Table8.A1" office:value-type="string">
            <text:p text:style-name="P8">??? I won’t be resigning, no matter what the answer to the question ‘what does the report say’ is. <text:s/>(The sentence is possible but does not correspond to v)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vi I told them what you told me to tell them. → <text:span text:style-name="T9">(c)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fused relative</text:p>
          </table:table-cell>
          <table:table-cell table:style-name="Table9.A1" office:value-type="string">
            <text:p text:style-name="P8">I told them X. You told me to tell them X.</text:p>
            <text:p text:style-name="P8">I told them the thing you told me to tell them.</text:p>
          </table:table-cell>
        </table:table-row>
        <table:table-row table:style-name="Table9.1">
          <table:table-cell table:style-name="Table9.A1" office:value-type="string">
            <text:p text:style-name="P8">oicc</text:p>
          </table:table-cell>
          <table:table-cell table:style-name="Table9.A1" office:value-type="string">
            <text:p text:style-name="P8">I told them the answer to the question what did you tell me to tell them.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">vii I asked what else I could do. → <text:span text:style-name="T9">(b)</text:span></text:p>
          </table:table-cell>
          <table:covered-table-cell/>
        </table:table-row>
        <text:soft-page-break/>
        <table:table-row table:style-name="Table10.1">
          <table:table-cell table:style-name="Table10.A1" office:value-type="string">
            <text:p text:style-name="P8">fused relative</text:p>
          </table:table-cell>
          <table:table-cell table:style-name="Table10.A1" office:value-type="string">
            <text:p text:style-name="P8">?? I asked them X. I could do X.</text:p>
            <text:p text:style-name="P8">?? I asked them the thing that I could do.</text:p>
          </table:table-cell>
        </table:table-row>
        <table:table-row table:style-name="Table10.1">
          <table:table-cell table:style-name="Table10.A1" office:value-type="string">
            <text:p text:style-name="P8">oicc</text:p>
          </table:table-cell>
          <table:table-cell table:style-name="Table10.A1" office:value-type="string">
            <text:p text:style-name="P8">I asked them the answer to the question ‘what else can I do’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viii What Frankenstein has created will one day destroy him. → <text:span text:style-name="T9">(a)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fused relative</text:p>
          </table:table-cell>
          <table:table-cell table:style-name="Table11.A1" office:value-type="string">
            <text:p text:style-name="P8">F. has created thing X. Thing X will one day destroy F.</text:p>
            <text:p text:style-name="P8">The thing which F has created will one day destroy him</text:p>
          </table:table-cell>
        </table:table-row>
        <table:table-row table:style-name="Table11.1">
          <table:table-cell table:style-name="Table11.A1" office:value-type="string">
            <text:p text:style-name="P8">oicc</text:p>
          </table:table-cell>
          <table:table-cell table:style-name="Table11.A1" office:value-type="string">
            <text:p text:style-name="P8">??The answer to question ‘what has F created’ will one day destroy him.</text:p>
            <text:p text:style-name="P8"/>
            <text:p text:style-name="P8">→ ...ok… maybe not impossible. But for sure this is a very weird interpretation.</text:p>
          </table:table-cell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">ix What Frankenstein has created is so far unknown. → <text:span text:style-name="T9">(b)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8">fused relative</text:p>
          </table:table-cell>
          <table:table-cell table:style-name="Table12.A1" office:value-type="string">
            <text:p text:style-name="P8">??F has created thing X. Thing X is unknown. <text:s/></text:p>
            <text:p text:style-name="P8">(...if it is unknown how does the speaker know it exists?) </text:p>
          </table:table-cell>
        </table:table-row>
        <table:table-row table:style-name="Table12.1">
          <table:table-cell table:style-name="Table12.A1" office:value-type="string">
            <text:p text:style-name="P8">oicc</text:p>
          </table:table-cell>
          <table:table-cell table:style-name="Table12.A1" office:value-type="string">
            <text:p text:style-name="P8">The answer to the question ‘what has F created’ is unknown.</text:p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">x We must find whoever did this. - <text:span text:style-name="T9">(a)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8">fused relative</text:p>
          </table:table-cell>
          <table:table-cell table:style-name="Table13.A1" office:value-type="string">
            <text:p text:style-name="P8">We must find he or she who did this.</text:p>
          </table:table-cell>
        </table:table-row>
        <table:table-row table:style-name="Table13.1">
          <table:table-cell table:style-name="Table13.A1" office:value-type="string">
            <text:p text:style-name="P8">oicc</text:p>
          </table:table-cell>
          <table:table-cell table:style-name="Table13.A1" office:value-type="string">
            <text:p text:style-name="P8">* We must find the answer to the question ‘who ever did this’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1:19:51.071887694</meta:creation-date>
    <dc:date>2021-05-22T11:37:49.486625973</dc:date>
    <meta:editing-duration>PT6M11S</meta:editing-duration>
    <meta:editing-cycles>1</meta:editing-cycles>
    <meta:document-statistic meta:table-count="13" meta:image-count="0" meta:object-count="0" meta:page-count="4" meta:paragraph-count="175" meta:word-count="1013" meta:character-count="5260" meta:non-whitespace-character-count="4409"/>
    <meta:generator>LibreOffice/5.2.7.2$Linux_X86_64 LibreOffice_project/20m0$Build-2</meta:generator>
  </office:meta>
</office:document-meta>
</file>